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t40_ana_binary_target_humor_re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freqCorpus</text:p>
          </table:table-cell>
          <table:table-cell table:style-name="ce1" office:value-type="string" calcext:value-type="string">
            <text:p>freqHumor</text:p>
          </table:table-cell>
          <table:table-cell table:style-name="ce1" office:value-type="string" calcext:value-type="string">
            <text:p>specHumor</text:p>
          </table:table-cell>
          <table:table-cell table:style-name="ce1" office:value-type="string" calcext:value-type="string">
            <text:p>freqNonHumor</text:p>
          </table:table-cell>
          <table:table-cell table:style-name="ce1" office:value-type="string" calcext:value-type="string">
            <text:p>specNonHumo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1054" calcext:value-type="float">
            <text:p>1054</text:p>
          </table:table-cell>
          <table:table-cell office:value-type="float" office:value="676" calcext:value-type="float">
            <text:p>676</text:p>
          </table:table-cell>
          <table:table-cell office:value-type="float" office:value="20.1" calcext:value-type="float">
            <text:p>20.1</text:p>
          </table:table-cell>
          <table:table-cell office:value-type="float" office:value="378" calcext:value-type="float">
            <text:p>378</text:p>
          </table:table-cell>
          <table:table-cell office:value-type="float" office:value="-20.1" calcext:value-type="float">
            <text:p>-2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sperado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-14.4" calcext:value-type="float">
            <text:p>-1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e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2.9" calcext:value-type="float">
            <text:p>12.9</text:p>
          </table:table-cell>
          <table:table-cell office:value-type="float" office:value="5" calcext:value-type="float">
            <text:p>5</text:p>
          </table:table-cell>
          <table:table-cell office:value-type="float" office:value="-12.9" calcext:value-type="float">
            <text:p>-1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adir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office:value-type="float" office:value="-12.1" calcext:value-type="float">
            <text:p>-1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o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10.5" calcext:value-type="float">
            <text:p>10.5</text:p>
          </table:table-cell>
          <table:table-cell office:value-type="float" office:value="23" calcext:value-type="float">
            <text:p>23</text:p>
          </table:table-cell>
          <table:table-cell office:value-type="float" office:value="-10.5" calcext:value-type="float">
            <text:p>-1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argo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ctativa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r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-10.2" calcext:value-type="float">
            <text:p>-1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</text:p>
          </table:table-cell>
          <table:table-cell office:value-type="float" office:value="206" calcext:value-type="float">
            <text:p>206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-8.7" calcext:value-type="float">
            <text:p>-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o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-8.7" calcext:value-type="float">
            <text:p>-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-el</text:p>
          </table:table-cell>
          <table:table-cell office:value-type="float" office:value="245" calcext:value-type="float">
            <text:p>245</text:p>
          </table:table-cell>
          <table:table-cell office:value-type="float" office:value="168" calcext:value-type="float">
            <text:p>168</text:p>
          </table:table-cell>
          <table:table-cell office:value-type="float" office:value="8.5" calcext:value-type="float">
            <text:p>8.5</text:p>
          </table:table-cell>
          <table:table-cell office:value-type="float" office:value="77" calcext:value-type="float">
            <text:p>77</text:p>
          </table:table-cell>
          <table:table-cell office:value-type="float" office:value="-8.5" calcext:value-type="float">
            <text:p>-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era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.2" calcext:value-type="float">
            <text:p>8.2</text:p>
          </table:table-cell>
          <table:table-cell office:value-type="float" office:value="12" calcext:value-type="float">
            <text:p>12</text:p>
          </table:table-cell>
          <table:table-cell office:value-type="float" office:value="-8.2" calcext:value-type="float">
            <text:p>-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gar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-8.1" calcext:value-type="float">
            <text:p>-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.9" calcext:value-type="float">
            <text:p>7.9</text:p>
          </table:table-cell>
          <table:table-cell office:value-type="float" office:value="14" calcext:value-type="float">
            <text:p>14</text:p>
          </table:table-cell>
          <table:table-cell office:value-type="float" office:value="-7.9" calcext:value-type="float">
            <text:p>-7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ido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7.5" calcext:value-type="float">
            <text:p>7.5</text:p>
          </table:table-cell>
          <table:table-cell office:value-type="float" office:value="11" calcext:value-type="float">
            <text:p>11</text:p>
          </table:table-cell>
          <table:table-cell office:value-type="float" office:value="-7.5" calcext:value-type="float">
            <text:p>-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que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-7.4" calcext:value-type="float">
            <text:p>-7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ecto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7.3" calcext:value-type="float">
            <text:p>7.3</text:p>
          </table:table-cell>
          <table:table-cell office:value-type="float" office:value="9" calcext:value-type="float">
            <text:p>9</text:p>
          </table:table-cell>
          <table:table-cell office:value-type="float" office:value="-7.3" calcext:value-type="float">
            <text:p>-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ción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.9</text:p>
          </table:table-cell>
          <table:table-cell office:value-type="float" office:value="8" calcext:value-type="float">
            <text:p>8</text:p>
          </table:table-cell>
          <table:table-cell office:value-type="float" office:value="-6.9" calcext:value-type="float">
            <text:p>-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1459" calcext:value-type="float">
            <text:p>1459</text:p>
          </table:table-cell>
          <table:table-cell office:value-type="float" office:value="822" calcext:value-type="float">
            <text:p>822</text:p>
          </table:table-cell>
          <table:table-cell office:value-type="float" office:value="6.2" calcext:value-type="float">
            <text:p>6.2</text:p>
          </table:table-cell>
          <table:table-cell office:value-type="float" office:value="637" calcext:value-type="float">
            <text:p>637</text:p>
          </table:table-cell>
          <table:table-cell office:value-type="float" office:value="-6.2" calcext:value-type="float">
            <text:p>-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  <table:table-cell office:value-type="float" office:value="5.8" calcext:value-type="float">
            <text:p>5.8</text:p>
          </table:table-cell>
          <table:table-cell office:value-type="float" office:value="63" calcext:value-type="float">
            <text:p>63</text:p>
          </table:table-cell>
          <table:table-cell office:value-type="float" office:value="-5.8" calcext:value-type="float">
            <text:p>-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21" calcext:value-type="float">
            <text:p>521</text:p>
          </table:table-cell>
          <table:table-cell office:value-type="float" office:value="314" calcext:value-type="float">
            <text:p>314</text:p>
          </table:table-cell>
          <table:table-cell office:value-type="float" office:value="5.8" calcext:value-type="float">
            <text:p>5.8</text:p>
          </table:table-cell>
          <table:table-cell office:value-type="float" office:value="207" calcext:value-type="float">
            <text:p>207</text:p>
          </table:table-cell>
          <table:table-cell office:value-type="float" office:value="-5.8" calcext:value-type="float">
            <text:p>-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ítico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-5.7" calcext:value-type="float">
            <text:p>-5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o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-5.6" calcext:value-type="float">
            <text:p>-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ltimo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-5.4" calcext:value-type="float">
            <text:p>-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idiano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: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idad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nea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p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-4.7" calcext:value-type="float">
            <text:p>-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tor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-4.6" calcext:value-type="float">
            <text:p>-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rn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ítica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i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r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-4.3" calcext:value-type="float">
            <text:p>-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ltar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-4.3" calcext:value-type="float">
            <text:p>-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413" calcext:value-type="float">
            <text:p>413</text:p>
          </table:table-cell>
          <table:table-cell office:value-type="float" office:value="246" calcext:value-type="float">
            <text:p>246</text:p>
          </table:table-cell>
          <table:table-cell office:value-type="float" office:value="4.2" calcext:value-type="float">
            <text:p>4.2</text:p>
          </table:table-cell>
          <table:table-cell office:value-type="float" office:value="167" calcext:value-type="float">
            <text:p>167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at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ú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ué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ció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a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tmo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usu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uir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.6</text:p>
          </table:table-cell>
          <table:table-cell office:value-type="float" office:value="15" calcext:value-type="float">
            <text:p>15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ano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iz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i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  <table:table-cell office:value-type="float" office:value="-3.4" calcext:value-type="float">
            <text:p>-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o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.3" calcext:value-type="float">
            <text:p>3.3</text:p>
          </table:table-cell>
          <table:table-cell office:value-type="float" office:value="31" calcext:value-type="float">
            <text:p>31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zcl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ura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ó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ástic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esco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ció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mplo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pres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.1" calcext:value-type="float">
            <text:p>3.1</text:p>
          </table:table-cell>
          <table:table-cell office:value-type="float" office:value="6" calcext:value-type="float">
            <text:p>6</text:p>
          </table:table-cell>
          <table:table-cell office:value-type="float" office:value="-3.1" calcext:value-type="float">
            <text:p>-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float" office:value="10" calcext:value-type="float">
            <text:p>10</text:p>
          </table:table-cell>
          <table:table-cell office:value-type="float" office:value="-3.1" calcext:value-type="float">
            <text:p>-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float" office:value="10" calcext:value-type="float">
            <text:p>10</text:p>
          </table:table-cell>
          <table:table-cell office:value-type="float" office:value="-3.1" calcext:value-type="float">
            <text:p>-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írico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-3.1" calcext:value-type="float">
            <text:p>-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ci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rio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quia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ij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2.9" calcext:value-type="float">
            <text:p>-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ar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-2.9" calcext:value-type="float">
            <text:p>-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min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a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c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ilarí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d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coso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ero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ment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¡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!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r-é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t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t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a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prendent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b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ge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o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-2.3" calcext:value-type="float">
            <text:p>-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371" calcext:value-type="float">
            <text:p>371</text:p>
          </table:table-cell>
          <table:table-cell office:value-type="float" office:value="211" calcext:value-type="float">
            <text:p>211</text:p>
          </table:table-cell>
          <table:table-cell office:value-type="float" office:value="2.3" calcext:value-type="float">
            <text:p>2.3</text:p>
          </table:table-cell>
          <table:table-cell office:value-type="float" office:value="160" calcext:value-type="float">
            <text:p>160</text:p>
          </table:table-cell>
          <table:table-cell office:value-type="float" office:value="-2.3" calcext:value-type="float">
            <text:p>-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ió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a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ndo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ículo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o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.1</text:p>
          </table:table-cell>
          <table:table-cell office:value-type="float" office:value="36" calcext:value-type="float">
            <text:p>36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en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bl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o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ved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esc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ues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ad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daz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ef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t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do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-1.9" calcext:value-type="float">
            <text:p>-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t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-1.9" calcext:value-type="float">
            <text:p>-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r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-1.9" calcext:value-type="float">
            <text:p>-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men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ntó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dader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menta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uza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rac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stencial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ter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ció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do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laració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úpit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delida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r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da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lac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tid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s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ialment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erent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nqu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o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9" calcext:value-type="float">
            <text:p>9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o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-1.6" calcext:value-type="float">
            <text:p>-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vés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xto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lu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guet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tera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siv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v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érbo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t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vagant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est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c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ep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opet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r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ig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tu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os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ntemen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pren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isfac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undi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ed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cu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v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sa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ción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i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rtar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sió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ción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r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d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did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a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a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óti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at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zcl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d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l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it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rs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er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almen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almen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i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tor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ncion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"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u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j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up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a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údi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cnic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d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ici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uptamen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aic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c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ltad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e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rid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o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cti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el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i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ptu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o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ti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e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un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ilid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rdien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ásic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ta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bl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r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saci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ejí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ienc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r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cretari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lida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d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v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ocid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moni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quial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gunt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1.2" calcext:value-type="float">
            <text:p>1.2</text:p>
          </table:table-cell>
          <table:table-cell office:value-type="float" office:value="29" calcext:value-type="float">
            <text:p>29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ero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o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uie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ecto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der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1.1" calcext:value-type="float">
            <text:p>1.1</text:p>
          </table:table-cell>
          <table:table-cell office:value-type="float" office:value="45" calcext:value-type="float">
            <text:p>45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ción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ant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cida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t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do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bién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rayar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uesta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est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d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stració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os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ui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locuen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u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bi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jida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n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ch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o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va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alta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tir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id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r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reotip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xtaposic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ñ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alarach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d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e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i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mis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áma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tenenc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tu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s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ienc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io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onil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t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f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eram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is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grim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lidad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er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d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c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e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ed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en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a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u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o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gr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inagr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a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curid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en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e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u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ualm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údic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cu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am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batí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g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omi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vande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t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bliotec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e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al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ce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s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c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ósten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quet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t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id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ímax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ll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tem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ti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m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t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íli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fet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rvac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bu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ade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j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atisfacc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redi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i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iz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ócri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h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ull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mpancé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ctiv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ígue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s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h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pi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endona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ch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c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a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slay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on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dem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nuan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ig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a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ganc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m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bu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jur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evimien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nc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di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éle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qu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ega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g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ir-é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más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office:value-type="float" office:value="67" calcext:value-type="float">
            <text:p>67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lear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je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375" calcext:value-type="float">
            <text:p>375</text:p>
          </table:table-cell>
          <table:table-cell office:value-type="float" office:value="198" calcext:value-type="float">
            <text:p>198</text:p>
          </table:table-cell>
          <table:table-cell office:value-type="float" office:value="0.8" calcext:value-type="float">
            <text:p>0.8</text:p>
          </table:table-cell>
          <table:table-cell office:value-type="float" office:value="177" calcext:value-type="float">
            <text:p>177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urso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ar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.8</text:p>
          </table:table-cell>
          <table:table-cell office:value-type="float" office:value="58" calcext:value-type="float">
            <text:p>58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un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rr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ireír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ris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edad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0.7" calcext:value-type="float">
            <text:p>0.7</text:p>
          </table:table-cell>
          <table:table-cell office:value-type="float" office:value="18" calcext:value-type="float">
            <text:p>18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ió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ific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adament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i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ió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i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ació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sió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cció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r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álo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ci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-é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r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t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876" calcext:value-type="float">
            <text:p>876</text:p>
          </table:table-cell>
          <table:table-cell office:value-type="float" office:value="451" calcext:value-type="float">
            <text:p>451</text:p>
          </table:table-cell>
          <table:table-cell office:value-type="float" office:value="0.7" calcext:value-type="float">
            <text:p>0.7</text:p>
          </table:table-cell>
          <table:table-cell office:value-type="float" office:value="425" calcext:value-type="float">
            <text:p>425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d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t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lusió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eg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a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us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ciden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ck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áting-Rí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panohabla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ar-é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tológ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áp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u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gunt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d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amu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z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n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sur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cimi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t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-é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aza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farr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-clíma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climát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es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apropi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ab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org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ical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esur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ipa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rámi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ip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ra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mul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a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ib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esc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érbo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áb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an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i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r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ent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irar-é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al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e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ntu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nt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res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últip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ést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TICO-SEXU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rreali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otism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re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lach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t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m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m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u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r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í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it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a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ifica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le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t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s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je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ic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icional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e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it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ba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ubr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b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ic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a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ibu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te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und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ambi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e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che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te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e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ctiv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j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it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le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lg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fica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ul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st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ter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nda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ñ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n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ástic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lla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ever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al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ech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fici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itu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denomin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e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b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eri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cip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lec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e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st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b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st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opor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cip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lic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agui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na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sgarabí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cum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cti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mpet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ptitu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min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nfo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or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ever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eocup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eocup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us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tam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ue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pul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chauv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amañ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j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er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o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l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icado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o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cer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ut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á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T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up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lv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`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rior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osi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p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s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i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ñ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lé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fetad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tad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erbólic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a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nu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c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t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s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q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ásticam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mul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á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c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d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n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úneb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o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ifest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on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ósof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imi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ruc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erb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ocimie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da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ográf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c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udi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esc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é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banz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je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r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j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unci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londr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oj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t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c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nta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d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ologí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ti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a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zob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ch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er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li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ba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ilio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r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ga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j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crít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o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n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enato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á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a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oniz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to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tic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a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e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sato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r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i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d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c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erg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ho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i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d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di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c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r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5" calcext:value-type="float">
            <text:p>15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o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ad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p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lusió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ún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rto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ificativ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izad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c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ualmen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íci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noranc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oros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tan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di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oranz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ic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es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v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fadad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irm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enci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rtamien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os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ta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e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ir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í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nt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e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d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l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id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rs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a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otacion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ch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cer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m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ormació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us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fuerz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ui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sa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ísic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a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io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uma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n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givers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wantú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reotíp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én-Sú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ch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reotip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fad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a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t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ctuos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o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licis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itú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unci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z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orrr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urr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eg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fem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orre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tológi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entend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i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él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ív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úm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él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ns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i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z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n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ifica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lusio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ig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c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ern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o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aza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ateg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ofens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tor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i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m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r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imid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fi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fica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t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cerb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ir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bar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fic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í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alcitr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cionari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oporcion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bomb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mn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é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óp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ublic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ntis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orm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oporcion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cer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óli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pl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lieg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in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ordinari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mi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o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st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tes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i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ant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ant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ull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til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g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l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ir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da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ta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ten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ortuni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ni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iz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efi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i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err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id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r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e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opol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r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t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far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er-y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e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d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locu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-meridd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yec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av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la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ectu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herent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or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di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l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ifies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nc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que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tiv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m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uc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ot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ís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d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al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títu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aten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c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e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mi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est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te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die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p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ini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ulia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er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gin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ús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ali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o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i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min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ies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mej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egu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u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usu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cebu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átic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oporcio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cion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mebu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cab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cha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oncier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e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ntecimi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óg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óg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ba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onci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m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e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anch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xist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óg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ra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h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t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j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mbr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u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u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úp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l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at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r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ever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i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íbli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te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an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er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c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bor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ánti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gü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ter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er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lengu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rich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iv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ve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l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c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ad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“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”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iv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oluntari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nd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i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l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i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das—c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ción—añad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cis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anci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ibu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ie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p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én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hec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i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ñi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if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en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ll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lamaci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oc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grad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óne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b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conci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usiv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lau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alaba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nco-chill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oci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oc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r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l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ale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ér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ci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clím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or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locu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oncer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ig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c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u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aptitu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ntu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nfl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rar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cila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ectiv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u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b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cel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ru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a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gor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cio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r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ific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usia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li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dament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ec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celan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rus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cion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r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char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éto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te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i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ód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u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itifi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-satisfac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aquí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lelis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t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estig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az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udóni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ándo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ombr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er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r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albe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ua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i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er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l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r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ulti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j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bl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ván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gnific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-climát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ív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ust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ifi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cimi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i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odramá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ocup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a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anec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át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r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la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nt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onóm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uís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q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rep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ác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ue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r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m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e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orán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rte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e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favorabl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mod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die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versit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is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ómo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um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dabl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ma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r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idec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mu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t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ust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gu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lga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o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sb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i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d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plif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st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ól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ñado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ntin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-román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per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ic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g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spond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iz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vec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ed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ági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¿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e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j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j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ritié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ritie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er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cade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s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spond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cán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a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st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sperad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t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rer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lec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vorabl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ñ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amb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cu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fic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eña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on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tr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sa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tr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oh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petu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io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e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ructu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isfa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mpañ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inu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sist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cion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r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icient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rres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asi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ier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tuo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er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ás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ang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baj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iculos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a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x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tra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ócri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d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fa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ograf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ad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at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á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p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g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ig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u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b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mat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i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es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grad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human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s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redu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unciar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z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gráf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t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v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tic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caci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om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m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iz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í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nami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ug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le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i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é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arr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cu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rd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u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udi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ormánd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s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r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ién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ctiv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p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quis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morfo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aci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p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cu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nd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stionami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ecir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ront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úp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e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atisfe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c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s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u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rog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quez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si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ocup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en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e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od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titu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n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nturer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l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ó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iz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rd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est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iron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-reflex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g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d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o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úst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o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g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one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fru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j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ven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i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est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san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gmá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deprec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d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íncip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q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ást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imen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hay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n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uc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al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re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o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imiz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estar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lor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cu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re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rt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ocup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t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ul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ur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j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quir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el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d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o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iva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di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íci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inar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aiz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ptojudaí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prob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ecu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i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c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stas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unc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su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i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aiz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d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i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ne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rd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lad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tiv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b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e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n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all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yu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nch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s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fon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ñ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ificándo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end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b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trándo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t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cio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ibe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ado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oniz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omet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o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ulte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yor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alific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um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y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o-Long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ifi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cifix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ut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at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ig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r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yorativ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e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credit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l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regl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a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ospre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o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d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nst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jur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ev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oj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t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mon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í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iliz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irtie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u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s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ev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ó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st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d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e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emi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lver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i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gu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denci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or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c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hibi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vers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u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é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g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cionalm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ific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zá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xi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durí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ues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pectiv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bi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m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er-é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ális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ariam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nz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ui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ándo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er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igros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min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a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cit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queñ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id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ólic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ida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talida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itorieda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t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íci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usió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l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bi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r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ida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s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z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ció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enari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i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poc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stenc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g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rece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ático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ón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ción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ti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d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estrí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lístic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ri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t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nentem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rd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güe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enta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esi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n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i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onsue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ect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ja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ñ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ener-é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t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ndimie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fóri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te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g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vial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n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cio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aca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ólic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úti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mina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si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al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t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u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mpati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ific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igmát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c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rosími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d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ventu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je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a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ep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i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ca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rv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n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gur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v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ológ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i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uent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pi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anec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ion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uenc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orm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ur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ím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tenc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rcion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cularm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ontrar-é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ativ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alec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ndo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cos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ú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of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ld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j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id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z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dinar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isticad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ció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il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rtanc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j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olen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sbi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nud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sti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ejecimien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lamació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ció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ativ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ici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samient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óric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ológica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ació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spectiv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cendent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ja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o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0.2" calcext:value-type="float">
            <text:p>-0.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ciones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0.2" calcext:value-type="float">
            <text:p>-0.2</text:p>
          </table:table-cell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icidad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3" calcext:value-type="float">
            <text:p>-0.3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ar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rt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nchez-Osti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íncu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ar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pi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érri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omeñ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e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c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ud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in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gu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enc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f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cripcio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ánd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uctu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omb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namen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mplifica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talam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l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d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nz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ur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dic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ast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nt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ri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n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und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b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undi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zg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en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bord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b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nz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pel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r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ad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st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p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stra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ac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ipit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opell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oc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ecasílab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mb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a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z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ce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b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juel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l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é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p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ust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ificar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ic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s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xim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ru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o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ge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z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do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ll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e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éndo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z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coner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ci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i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u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tiv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c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o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sm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haz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g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u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r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g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urb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r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i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idados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c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t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d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if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ien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m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ñirá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e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ogi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ed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er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ogio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eviv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ti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viv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í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c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r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sánd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in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icológ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orment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in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t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por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ato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t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cu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s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qui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li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izo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bol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c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b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ra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zañ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oté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rv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rif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rí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t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v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ega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idad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og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úpl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id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z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ndo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z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omi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n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rrasc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al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multu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olvid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zon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voro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hel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tu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aa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nu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umat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t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óle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ma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rad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lid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bu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noble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vol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cional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re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d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unfuñ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tañ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umá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orio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inu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rre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cio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ánd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ér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r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es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rg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i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ed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naj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e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í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e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ens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oj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c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nde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es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ig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it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st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hósp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n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im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sí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nt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vo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j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olác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t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as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eg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d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justi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d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g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du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st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if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lud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mpl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or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osi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á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dác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nt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li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ánd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nse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may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dr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iz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íjo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ó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m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zmí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ibi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ne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par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ent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m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sti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ñ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úgub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on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apropi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able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tiv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n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por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um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ç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ud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r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sc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í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ti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r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lemá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le-Inclá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idul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iberad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ége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c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éxic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pe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ati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b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d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ínti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r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r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ac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y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u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ur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ONG-LA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ci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hib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í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e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lís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rati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edi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sti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n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av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r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r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ím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ic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rí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mpens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o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na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u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n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u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élic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tit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ecie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teni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di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u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ga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gr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orie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altec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r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ejec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ci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e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jo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u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co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cia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io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u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a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emo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ad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a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olog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rent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i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iz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rra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r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da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sibi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e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raci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quiet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s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conoc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acul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lip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ím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piad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p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oj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ñ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o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elle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c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ich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v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o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uer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exist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st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o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bi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bi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d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contr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um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lce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r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l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oj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nsej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i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iz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bul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r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ud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o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á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o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st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fir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alog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o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ándo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haz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ar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ellea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rue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r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bl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éc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f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en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est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ver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á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rv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fís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ertidumb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ndon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rde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mb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lin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mens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min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úsp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min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ron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ru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r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oet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nt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len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ont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u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ta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i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jan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dic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denteme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zarí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abilid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í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ompaña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ad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mit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étic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d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í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t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t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adecimien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ntí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stenci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o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q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os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here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gorí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ich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ritualid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an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er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alz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ca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c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t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ificad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un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ífic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fic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órtol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tamien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en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nz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iz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estuosida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y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pic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d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ad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ía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ti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ec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veda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ún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do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tóric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tra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l</text:p>
          </table:table-cell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-0.3" calcext:value-type="float">
            <text:p>-0.3</text:p>
          </table:table-cell>
          <table:table-cell office:value-type="float" office:value="119" calcext:value-type="float">
            <text:p>119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872" calcext:value-type="float">
            <text:p>1872</text:p>
          </table:table-cell>
          <table:table-cell office:value-type="float" office:value="935" calcext:value-type="float">
            <text:p>935</text:p>
          </table:table-cell>
          <table:table-cell office:value-type="float" office:value="-0.3" calcext:value-type="float">
            <text:p>-0.3</text:p>
          </table:table-cell>
          <table:table-cell office:value-type="float" office:value="937" calcext:value-type="float">
            <text:p>93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float" office:value="156" calcext:value-type="float">
            <text:p>156</text:p>
          </table:table-cell>
          <table:table-cell office:value-type="float" office:value="77" calcext:value-type="float">
            <text:p>77</text:p>
          </table:table-cell>
          <table:table-cell office:value-type="float" office:value="-0.3" calcext:value-type="float">
            <text:p>-0.3</text:p>
          </table:table-cell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encia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-0.4" calcext:value-type="float">
            <text:p>-0.4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ásico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-0.4" calcext:value-type="float">
            <text:p>-0.4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-0.4" calcext:value-type="float">
            <text:p>-0.4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ico</text:p>
          </table:table-cell>
          <table:table-cell office:value-type="float" office:value="557" calcext:value-type="float">
            <text:p>557</text:p>
          </table:table-cell>
          <table:table-cell office:value-type="float" office:value="276" calcext:value-type="float">
            <text:p>276</text:p>
          </table:table-cell>
          <table:table-cell office:value-type="float" office:value="-0.4" calcext:value-type="float">
            <text:p>-0.4</text:p>
          </table:table-cell>
          <table:table-cell office:value-type="float" office:value="281" calcext:value-type="float">
            <text:p>281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qu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úsqued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z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erez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en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ció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252" calcext:value-type="float">
            <text:p>252</text:p>
          </table:table-cell>
          <table:table-cell office:value-type="float" office:value="123" calcext:value-type="float">
            <text:p>123</text:p>
          </table:table-cell>
          <table:table-cell office:value-type="float" office:value="-0.4" calcext:value-type="float">
            <text:p>-0.4</text:p>
          </table:table-cell>
          <table:table-cell office:value-type="float" office:value="129" calcext:value-type="float">
            <text:p>129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abra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-0.4" calcext:value-type="float">
            <text:p>-0.4</text:p>
          </table:table-cell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étric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me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-0.5" calcext:value-type="float">
            <text:p>-0.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o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-0.5" calcext:value-type="float">
            <text:p>-0.5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grí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v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tur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ez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os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d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gnació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z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v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-0.5" calcext:value-type="float">
            <text:p>-0.5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exió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ativ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ímbol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nan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íritu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i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po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os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eñ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ólic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d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is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ng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éxic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a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-0.5" calcext:value-type="float">
            <text:p>-0.5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mpo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n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iració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acar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0.6" calcext:value-type="float">
            <text:p>-0.6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ch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ol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oes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aj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checi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durabil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ocan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altec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ti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r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e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onal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tenec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di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mov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inerí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s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ual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cul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chill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oqu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ant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iseñ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e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d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tan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o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cens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«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di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r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da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c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oc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fí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ar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v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jida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tri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ni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m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a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tiv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en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ven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oc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umin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u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a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o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íco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j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ici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uñ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i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d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lbá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l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ía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o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épt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ure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mina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g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i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ad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encios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ueñ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par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ueñ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ane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n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érre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ic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specti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lai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um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all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rdecer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gac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dato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p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able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icul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agros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d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tor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i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os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z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hac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men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ti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an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íme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ve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vi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pi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erm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u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antes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e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r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él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ni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u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ñ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l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í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ura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-0.6" calcext:value-type="float">
            <text:p>-0.6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jar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0.6" calcext:value-type="float">
            <text:p>-0.6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rio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-0.6" calcext:value-type="float">
            <text:p>-0.6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mósfera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-0.6" calcext:value-type="float">
            <text:p>-0.6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onad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p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saj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tad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t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igr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.7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luir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-0.7" calcext:value-type="float">
            <text:p>-0.7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specció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0.7" calcext:value-type="float">
            <text:p>-0.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ágic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0.7" calcext:value-type="float">
            <text:p>-0.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0.7" calcext:value-type="float">
            <text:p>-0.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-0.7" calcext:value-type="float">
            <text:p>-0.7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da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iculta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lic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br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ació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lmen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ualmen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e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ólic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í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r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dar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0.7" calcext:value-type="float">
            <text:p>-0.7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cer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-0.8" calcext:value-type="float">
            <text:p>-0.8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er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  <table:table-cell office:value-type="float" office:value="64" calcext:value-type="float">
            <text:p>6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nto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-0.8" calcext:value-type="float">
            <text:p>-0.8</text:p>
          </table:table-cell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ner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0.8" calcext:value-type="float">
            <text:p>-0.8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stalgi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t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e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d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tació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ge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do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0.8" calcext:value-type="float">
            <text:p>-0.8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et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-0.9" calcext:value-type="float">
            <text:p>-0.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stálgico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0.9" calcext:value-type="float">
            <text:p>-0.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undidad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0.9" calcext:value-type="float">
            <text:p>-0.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ántico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-0.9" calcext:value-type="float">
            <text:p>-0.9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oñ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oñ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brí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an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fóri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ern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ra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di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deros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errado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ápidame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tiv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eg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ray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on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ie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ne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c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c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ens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oner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o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estuos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ustia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mpli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oros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tac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r-é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íficame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hel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um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riaga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en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ie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ili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vaj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c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vitab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everanc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nim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ñ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z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olí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orientac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ad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banz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cion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de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c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l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ve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gañ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í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o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ev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ma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s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os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nu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i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i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rdimien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ra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-0.9" calcext:value-type="float">
            <text:p>-0.9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ación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-0.9" calcext:value-type="float">
            <text:p>-0.9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o</text:p>
          </table:table-cell>
          <table:table-cell office:value-type="float" office:value="357" calcext:value-type="float">
            <text:p>357</text:p>
          </table:table-cell>
          <table:table-cell office:value-type="float" office:value="167" calcext:value-type="float">
            <text:p>167</text:p>
          </table:table-cell>
          <table:table-cell office:value-type="float" office:value="-0.9" calcext:value-type="float">
            <text:p>-0.9</text:p>
          </table:table-cell>
          <table:table-cell office:value-type="float" office:value="190" calcext:value-type="float">
            <text:p>190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r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ona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pico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blemen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ant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pad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uos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ntra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aborad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67" calcext:value-type="float">
            <text:p>167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dente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untar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gioso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nte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lida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o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-1.1" calcext:value-type="float">
            <text:p>-1.1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d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ida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lquier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to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ontrar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-1.2" calcext:value-type="float">
            <text:p>-1.2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ego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-1.2" calcext:value-type="float">
            <text:p>-1.2</text:p>
          </table:table-cell>
          <table:table-cell office:value-type="float" office:value="58" calcext:value-type="float">
            <text:p>58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anci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uer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g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egri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ad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ció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of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opia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ieb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n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eña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ula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ll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ándo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og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r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b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imient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titu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r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énix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z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menin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r-é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uga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j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ien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unt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ment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n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cur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g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ri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o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lez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usió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678" calcext:value-type="float">
            <text:p>678</text:p>
          </table:table-cell>
          <table:table-cell office:value-type="float" office:value="319" calcext:value-type="float">
            <text:p>319</text:p>
          </table:table-cell>
          <table:table-cell office:value-type="float" office:value="-1.2" calcext:value-type="float">
            <text:p>-1.2</text:p>
          </table:table-cell>
          <table:table-cell office:value-type="float" office:value="359" calcext:value-type="float">
            <text:p>359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ar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-1.2" calcext:value-type="float">
            <text:p>-1.2</text:p>
          </table:table-cell>
          <table:table-cell office:value-type="float" office:value="62" calcext:value-type="float">
            <text:p>62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mnida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-1.2" calcext:value-type="float">
            <text:p>-1.2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uel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tiv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ez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ía</text:p>
          </table:table-cell>
          <table:table-cell office:value-type="float" office:value="143" calcext:value-type="float">
            <text:p>143</text:p>
          </table:table-cell>
          <table:table-cell office:value-type="float" office:value="61" calcext:value-type="float">
            <text:p>61</text:p>
          </table:table-cell>
          <table:table-cell office:value-type="float" office:value="-1.3" calcext:value-type="float">
            <text:p>-1.3</text:p>
          </table:table-cell>
          <table:table-cell office:value-type="float" office:value="82" calcext:value-type="float">
            <text:p>82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lead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cendenc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eñ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z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érdid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únment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rifici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ística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-1.5" calcext:value-type="float">
            <text:p>-1.5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iadad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brí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or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ortalid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eració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anenc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ment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ren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rgu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ustr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ció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guil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el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rent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brí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éro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gue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ad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h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ció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grient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domí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rmo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mund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n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lo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-1.6" calcext:value-type="float">
            <text:p>-1.6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n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-1.6" calcext:value-type="float">
            <text:p>-1.6</text:p>
          </table:table-cell>
          <table:table-cell office:value-type="float" office:value="63" calcext:value-type="float">
            <text:p>63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d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sponde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sionad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t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dia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-1.8" calcext:value-type="float">
            <text:p>-1.8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nt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ad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os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le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enci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ci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hel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ájar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e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éti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mbr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asmo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-1.9" calcext:value-type="float">
            <text:p>-1.9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r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-1.9" calcext:value-type="float">
            <text:p>-1.9</text:p>
          </table:table-cell>
          <table:table-cell office:value-type="float" office:value="48" calcext:value-type="float">
            <text:p>48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ma</text:p>
          </table:table-cell>
          <table:table-cell office:value-type="float" office:value="773" calcext:value-type="float">
            <text:p>773</text:p>
          </table:table-cell>
          <table:table-cell office:value-type="float" office:value="356" calcext:value-type="float">
            <text:p>356</text:p>
          </table:table-cell>
          <table:table-cell office:value-type="float" office:value="-1.9" calcext:value-type="float">
            <text:p>-1.9</text:p>
          </table:table-cell>
          <table:table-cell office:value-type="float" office:value="417" calcext:value-type="float">
            <text:p>417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2106" calcext:value-type="float">
            <text:p>2106</text:p>
          </table:table-cell>
          <table:table-cell office:value-type="float" office:value="1004" calcext:value-type="float">
            <text:p>1004</text:p>
          </table:table-cell>
          <table:table-cell office:value-type="float" office:value="-1.9" calcext:value-type="float">
            <text:p>-1.9</text:p>
          </table:table-cell>
          <table:table-cell office:value-type="float" office:value="1102" calcext:value-type="float">
            <text:p>1102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zó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r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jo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tiv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olí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picament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l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-2.1" calcext:value-type="float">
            <text:p>-2.1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-el</text:p>
          </table:table-cell>
          <table:table-cell office:value-type="float" office:value="619" calcext:value-type="float">
            <text:p>619</text:p>
          </table:table-cell>
          <table:table-cell office:value-type="float" office:value="280" calcext:value-type="float">
            <text:p>280</text:p>
          </table:table-cell>
          <table:table-cell office:value-type="float" office:value="-2.1" calcext:value-type="float">
            <text:p>-2.1</text:p>
          </table:table-cell>
          <table:table-cell office:value-type="float" office:value="339" calcext:value-type="float">
            <text:p>339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isaj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naj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tiv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d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dr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d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qué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orzar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-2.1" calcext:value-type="float">
            <text:p>-2.1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ció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i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no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car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-2.2" calcext:value-type="float">
            <text:p>-2.2</text:p>
          </table:table-cell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h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2.2" calcext:value-type="float">
            <text:p>-2.2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nz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o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-2.3" calcext:value-type="float">
            <text:p>-2.3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ón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-2.4" calcext:value-type="float">
            <text:p>-2.4</text:p>
          </table:table-cell>
          <table:table-cell office:value-type="float" office:value="47" calcext:value-type="float">
            <text:p>47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e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-2.4" calcext:value-type="float">
            <text:p>-2.4</text:p>
          </table:table-cell>
          <table:table-cell office:value-type="float" office:value="76" calcext:value-type="float">
            <text:p>76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olació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atí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za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je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alez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4171" calcext:value-type="float">
            <text:p>4171</text:p>
          </table:table-cell>
          <table:table-cell office:value-type="float" office:value="2006" calcext:value-type="float">
            <text:p>2006</text:p>
          </table:table-cell>
          <table:table-cell office:value-type="float" office:value="-2.4" calcext:value-type="float">
            <text:p>-2.4</text:p>
          </table:table-cell>
          <table:table-cell office:value-type="float" office:value="2165" calcext:value-type="float">
            <text:p>2165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gun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cabulario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ósito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-2.5" calcext:value-type="float">
            <text:p>-2.5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orn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ament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592" calcext:value-type="float">
            <text:p>1592</text:p>
          </table:table-cell>
          <table:table-cell office:value-type="float" office:value="743" calcext:value-type="float">
            <text:p>743</text:p>
          </table:table-cell>
          <table:table-cell office:value-type="float" office:value="-2.5" calcext:value-type="float">
            <text:p>-2.5</text:p>
          </table:table-cell>
          <table:table-cell office:value-type="float" office:value="849" calcext:value-type="float">
            <text:p>849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ocar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-2.6" calcext:value-type="float">
            <text:p>-2.6</text:p>
          </table:table-cell>
          <table:table-cell office:value-type="float" office:value="62" calcext:value-type="float">
            <text:p>62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2.7" calcext:value-type="float">
            <text:p>-2.7</text:p>
          </table:table-cell>
          <table:table-cell office:value-type="float" office:value="18" calcext:value-type="float">
            <text:p>18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ritua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2.7" calcext:value-type="float">
            <text:p>-2.7</text:p>
          </table:table-cell>
          <table:table-cell office:value-type="float" office:value="18" calcext:value-type="float">
            <text:p>18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erir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-2.7" calcext:value-type="float">
            <text:p>-2.7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cia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t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ió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idr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ici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ír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2.9" calcext:value-type="float">
            <text:p>-2.9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ia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2.9" calcext:value-type="float">
            <text:p>-2.9</text:p>
          </table:table-cell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b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áfor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vo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-3.1" calcext:value-type="float">
            <text:p>-3.1</text:p>
          </table:table-cell>
          <table:table-cell office:value-type="float" office:value="29" calcext:value-type="float">
            <text:p>29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ón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3.1" calcext:value-type="float">
            <text:p>-3.1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tiv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18" calcext:value-type="float">
            <text:p>18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zar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18" calcext:value-type="float">
            <text:p>18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undo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-3.1" calcext:value-type="float">
            <text:p>-3.1</text:p>
          </table:table-cell>
          <table:table-cell office:value-type="float" office:value="51" calcext:value-type="float">
            <text:p>51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ció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o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-3.2" calcext:value-type="float">
            <text:p>-3.2</text:p>
          </table:table-cell>
          <table:table-cell office:value-type="float" office:value="26" calcext:value-type="float">
            <text:p>26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-3.3" calcext:value-type="float">
            <text:p>-3.3</text:p>
          </table:table-cell>
          <table:table-cell office:value-type="float" office:value="30" calcext:value-type="float">
            <text:p>30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s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ade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nimiento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-3.4" calcext:value-type="float">
            <text:p>-3.4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ístico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-3.4" calcext:value-type="float">
            <text:p>-3.4</text:p>
          </table:table-cell>
          <table:table-cell office:value-type="float" office:value="19" calcext:value-type="float">
            <text:p>19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uctura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-3.4" calcext:value-type="float">
            <text:p>-3.4</text:p>
          </table:table-cell>
          <table:table-cell office:value-type="float" office:value="78" calcext:value-type="float">
            <text:p>78</text:p>
          </table:table-cell>
          <table:table-cell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a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-3.5" calcext:value-type="float">
            <text:p>-3.5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os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-3.5" calcext:value-type="float">
            <text:p>-3.5</text:p>
          </table:table-cell>
          <table:table-cell office:value-type="float" office:value="33" calcext:value-type="float">
            <text:p>33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sió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ético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-3.8" calcext:value-type="float">
            <text:p>-3.8</text:p>
          </table:table-cell>
          <table:table-cell office:value-type="float" office:value="52" calcext:value-type="float">
            <text:p>52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ez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3.8" calcext:value-type="float">
            <text:p>-3.8</text:p>
          </table:table-cell>
          <table:table-cell office:value-type="float" office:value="25" calcext:value-type="float">
            <text:p>25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or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-3.8" calcext:value-type="float">
            <text:p>-3.8</text:p>
          </table:table-cell>
          <table:table-cell office:value-type="float" office:value="29" calcext:value-type="float">
            <text:p>29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iera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i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usti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3.9" calcext:value-type="float">
            <text:p>-3.9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aleza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-3.9" calcext:value-type="float">
            <text:p>-3.9</text:p>
          </table:table-cell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ert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a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office:value-type="float" office:value="-4" calcext:value-type="float">
            <text:p>-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nido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mitir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-4.1" calcext:value-type="float">
            <text:p>-4.1</text:p>
          </table:table-cell>
          <table:table-cell office:value-type="float" office:value="22" calcext:value-type="float">
            <text:p>22</text:p>
          </table:table-cell>
          <table:table-cell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d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ci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ar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tar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-4.4" calcext:value-type="float">
            <text:p>-4.4</text:p>
          </table:table-cell>
          <table:table-cell office:value-type="float" office:value="41" calcext:value-type="float">
            <text:p>41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628" calcext:value-type="float">
            <text:p>628</text:p>
          </table:table-cell>
          <table:table-cell office:value-type="float" office:value="264" calcext:value-type="float">
            <text:p>264</text:p>
          </table:table-cell>
          <table:table-cell office:value-type="float" office:value="-4.5" calcext:value-type="float">
            <text:p>-4.5</text:p>
          </table:table-cell>
          <table:table-cell office:value-type="float" office:value="364" calcext:value-type="float">
            <text:p>364</text:p>
          </table:table-cell>
          <table:table-cell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ció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ado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-5.1" calcext:value-type="float">
            <text:p>-5.1</text:p>
          </table:table-cell>
          <table:table-cell office:value-type="float" office:value="37" calcext:value-type="float">
            <text:p>37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áforas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-5.1" calcext:value-type="float">
            <text:p>-5.1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do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-6" calcext:value-type="float">
            <text:p>-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teza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-6.1" calcext:value-type="float">
            <text:p>-6.1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r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-6.1" calcext:value-type="float">
            <text:p>-6.1</text:p>
          </table:table-cell>
          <table:table-cell office:value-type="float" office:value="27" calcext:value-type="float">
            <text:p>27</text:p>
          </table:table-cell>
          <table:table-cell office:value-type="float" office:value="6.1" calcext:value-type="float">
            <text:p>6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ólico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-6.3" calcext:value-type="float">
            <text:p>-6.3</text:p>
          </table:table-cell>
          <table:table-cell office:value-type="float" office:value="42" calcext:value-type="float">
            <text:p>42</text:p>
          </table:table-cell>
          <table:table-cell office:value-type="float" office:value="6.3" calcext:value-type="float">
            <text:p>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o</text:p>
          </table:table-cell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office:value-type="float" office:value="-6.4" calcext:value-type="float">
            <text:p>-6.4</text:p>
          </table:table-cell>
          <table:table-cell office:value-type="float" office:value="153" calcext:value-type="float">
            <text:p>153</text:p>
          </table:table-cell>
          <table:table-cell office:value-type="float" office:value="6.4" calcext:value-type="float">
            <text:p>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-6.9" calcext:value-type="float">
            <text:p>-6.9</text:p>
          </table:table-cell>
          <table:table-cell office:value-type="float" office:value="68" calcext:value-type="float">
            <text:p>68</text:p>
          </table:table-cell>
          <table:table-cell office:value-type="float" office:value="6.9" calcext:value-type="float">
            <text:p>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6.9" calcext:value-type="float">
            <text:p>-6.9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ática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-7.2" calcext:value-type="float">
            <text:p>-7.2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rico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-7.2" calcext:value-type="float">
            <text:p>-7.2</text:p>
          </table:table-cell>
          <table:table-cell office:value-type="float" office:value="34" calcext:value-type="float">
            <text:p>34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uaje</text:p>
          </table:table-cell>
          <table:table-cell office:value-type="float" office:value="173" calcext:value-type="float">
            <text:p>173</text:p>
          </table:table-cell>
          <table:table-cell office:value-type="float" office:value="51" calcext:value-type="float">
            <text:p>51</text:p>
          </table:table-cell>
          <table:table-cell office:value-type="float" office:value="-7.5" calcext:value-type="float">
            <text:p>-7.5</text:p>
          </table:table-cell>
          <table:table-cell office:value-type="float" office:value="122" calcext:value-type="float">
            <text:p>122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en</text:p>
          </table:table-cell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-7.6" calcext:value-type="float">
            <text:p>-7.6</text:p>
          </table:table-cell>
          <table:table-cell office:value-type="float" office:value="82" calcext:value-type="float">
            <text:p>82</text:p>
          </table:table-cell>
          <table:table-cell office:value-type="float" office:value="7.6" calcext:value-type="float">
            <text:p>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er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-7.6" calcext:value-type="float">
            <text:p>-7.6</text:p>
          </table:table-cell>
          <table:table-cell office:value-type="float" office:value="77" calcext:value-type="float">
            <text:p>77</text:p>
          </table:table-cell>
          <table:table-cell office:value-type="float" office:value="7.6" calcext:value-type="float">
            <text:p>7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38" calcext:value-type="float">
            <text:p>2238</text:p>
          </table:table-cell>
          <table:table-cell office:value-type="float" office:value="993" calcext:value-type="float">
            <text:p>993</text:p>
          </table:table-cell>
          <table:table-cell office:value-type="float" office:value="-7.8" calcext:value-type="float">
            <text:p>-7.8</text:p>
          </table:table-cell>
          <table:table-cell office:value-type="float" office:value="1245" calcext:value-type="float">
            <text:p>1245</text:p>
          </table:table-cell>
          <table:table-cell office:value-type="float" office:value="7.8" calcext:value-type="float">
            <text:p>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onal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-7.9" calcext:value-type="float">
            <text:p>-7.9</text:p>
          </table:table-cell>
          <table:table-cell office:value-type="float" office:value="42" calcext:value-type="float">
            <text:p>42</text:p>
          </table:table-cell>
          <table:table-cell office:value-type="float" office:value="7.9" calcext:value-type="float">
            <text:p>7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s</text:p>
          </table:table-cell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  <table:table-cell office:value-type="float" office:value="-8" calcext:value-type="float">
            <text:p>-8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miento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8.1" calcext:value-type="float">
            <text:p>-8.1</text:p>
          </table:table-cell>
          <table:table-cell office:value-type="float" office:value="50" calcext:value-type="float">
            <text:p>50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sía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-8.6" calcext:value-type="float">
            <text:p>-8.6</text:p>
          </table:table-cell>
          <table:table-cell office:value-type="float" office:value="71" calcext:value-type="float">
            <text:p>71</text:p>
          </table:table-cell>
          <table:table-cell office:value-type="float" office:value="8.6" calcext:value-type="float">
            <text:p>8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r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-9.4" calcext:value-type="float">
            <text:p>-9.4</text:p>
          </table:table-cell>
          <table:table-cell office:value-type="float" office:value="42" calcext:value-type="float">
            <text:p>42</text:p>
          </table:table-cell>
          <table:table-cell office:value-type="float" office:value="9.4" calcext:value-type="float">
            <text:p>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ración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-9.4" calcext:value-type="float">
            <text:p>-9.4</text:p>
          </table:table-cell>
          <table:table-cell office:value-type="float" office:value="39" calcext:value-type="float">
            <text:p>39</text:p>
          </table:table-cell>
          <table:table-cell office:value-type="float" office:value="9.4" calcext:value-type="float">
            <text:p>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mne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-9.5" calcext:value-type="float">
            <text:p>-9.5</text:p>
          </table:table-cell>
          <table:table-cell office:value-type="float" office:value="81" calcext:value-type="float">
            <text:p>81</text:p>
          </table:table-cell>
          <table:table-cell office:value-type="float" office:value="9.5" calcext:value-type="float">
            <text:p>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rimiento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o</text:p>
          </table:table-cell>
          <table:table-cell office:value-type="float" office:value="232" calcext:value-type="float">
            <text:p>232</text:p>
          </table:table-cell>
          <table:table-cell office:value-type="float" office:value="64" calcext:value-type="float">
            <text:p>64</text:p>
          </table:table-cell>
          <table:table-cell office:value-type="float" office:value="-11.6" calcext:value-type="float">
            <text:p>-11.6</text:p>
          </table:table-cell>
          <table:table-cell office:value-type="float" office:value="168" calcext:value-type="float">
            <text:p>168</text:p>
          </table:table-cell>
          <table:table-cell office:value-type="float" office:value="11.6" calcext:value-type="float">
            <text:p>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-12.9" calcext:value-type="float">
            <text:p>-12.9</text:p>
          </table:table-cell>
          <table:table-cell office:value-type="float" office:value="88" calcext:value-type="float">
            <text:p>88</text:p>
          </table:table-cell>
          <table:table-cell office:value-type="float" office:value="12.9" calcext:value-type="float">
            <text:p>1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06" calcext:value-type="float">
            <text:p>306</text:p>
          </table:table-cell>
          <table:table-cell office:value-type="float" office:value="85" calcext:value-type="float">
            <text:p>85</text:p>
          </table:table-cell>
          <table:table-cell office:value-type="float" office:value="-14.9" calcext:value-type="float">
            <text:p>-14.9</text:p>
          </table:table-cell>
          <table:table-cell office:value-type="float" office:value="221" calcext:value-type="float">
            <text:p>221</text:p>
          </table:table-cell>
          <table:table-cell office:value-type="float" office:value="14.9" calcext:value-type="float">
            <text:p>14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486" calcext:value-type="float">
            <text:p>486</text:p>
          </table:table-cell>
          <table:table-cell office:value-type="float" office:value="120" calcext:value-type="float">
            <text:p>120</text:p>
          </table:table-cell>
          <table:table-cell office:value-type="float" office:value="-30" calcext:value-type="float">
            <text:p>-30</text:p>
          </table:table-cell>
          <table:table-cell office:value-type="float" office:value="366" calcext:value-type="float">
            <text:p>36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gpt40_ana_binary_target_humor_redo.A1:gpt40_ana_binary_target_humor_redo.F3288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23T23:53:29.426951501</dc:date>
    <meta:editing-duration>PT3M12S</meta:editing-duration>
    <meta:editing-cycles>4</meta:editing-cycles>
    <meta:document-statistic meta:table-count="1" meta:cell-count="19728" meta:object-count="0"/>
  </office:meta>
</office:document-meta>
</file>